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18.06pt"/>
    </style:style>
    <style:style style:name="co6" style:family="table-column">
      <style:table-column-properties fo:break-before="auto" style:column-width="187.5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68.74pt"/>
    </style:style>
    <style:style style:name="co10" style:family="table-column">
      <style:table-column-properties fo:break-before="auto" style:column-width="81.95pt"/>
    </style:style>
    <style:style style:name="co11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ote_20_V1">
      <style:table-properties table:display="true" style:writing-mode="lr-tb"/>
    </style:style>
    <style:style style:name="ta2" style:family="table" style:master-page-name="PageStyle_5f_Vote_20_V2">
      <style:table-properties table:display="true" style:writing-mode="lr-tb"/>
    </style:style>
    <style:style style:name="ta3" style:family="table" style:master-page-name="PageStyle_5f_Vote_20_V3">
      <style:table-properties table:display="true" style:writing-mode="lr-tb"/>
    </style:style>
    <style:style style:name="ta4" style:family="table" style:master-page-name="PageStyle_5f_CCIP014">
      <style:table-properties table:display="true" style:writing-mode="lr-tb"/>
    </style:style>
    <style:style style:name="ta5" style:family="table" style:master-page-name="PageStyle_5f_CCIP017">
      <style:table-properties table:display="true" style:writing-mode="lr-tb"/>
    </style:style>
    <style:style style:name="ta6" style:family="table" style:master-page-name="PageStyle_5f_CCIP0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64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4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5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4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5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80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0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1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0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1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te 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12</text:p>
          </table:table-cell>
          <table:table-cell table:style-name="ce3" office:value-type="string" calcext:value-type="string">
            <text:p>MIA Cycle 13</text:p>
          </table:table-cell>
          <table:table-cell table:style-name="ce3" office:value-type="string" calcext:value-type="string">
            <text:p>NYC Cycle 6</text:p>
          </table:table-cell>
          <table:table-cell table:style-name="ce3" office:value-type="string" calcext:value-type="string">
            <text:p>NYC Cycle 7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12</text:p>
          </table:table-cell>
          <table:table-cell table:style-name="ce3" office:value-type="string" calcext:value-type="string">
            <text:p>MIA Cycle 13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49697" calcext:value-type="float">
            <text:p>49,697</text:p>
          </table:table-cell>
          <table:table-cell table:style-name="ce6" office:value-type="float" office:value="51797" calcext:value-type="float">
            <text:p>51,797</text:p>
          </table:table-cell>
          <table:table-cell table:style-name="ce2" office:value-type="float" office:value="50049" calcext:value-type="float">
            <text:p>50,049</text:p>
          </table:table-cell>
          <table:table-cell table:style-name="ce6" office:value-type="float" office:value="52149" calcext:value-type="float">
            <text:p>52,149</text:p>
          </table:table-cell>
          <table:table-cell/>
          <table:table-cell table:style-name="ce11" office:value-type="string" calcext:value-type="string">
            <text:p>SP2NBQJ2KCEMP0MY1AQZS1X9BX6E9PF3VWSBX0PBR</text:p>
          </table:table-cell>
          <table:table-cell table:style-name="ce13" office:value-type="float" office:value="490" calcext:value-type="float">
            <text:p>490</text:p>
          </table:table-cell>
          <table:table-cell table:number-columns-repeated="2" table:style-name="ce15" office:value-type="float" office:value="108575000" calcext:value-type="float">
            <text:p>108,575,000</text:p>
          </table:table-cell>
          <table:table-cell table:style-name="ce15" table:formula="of:=AVERAGE([.I2:.J2])" office:value-type="float" office:value="108575000" calcext:value-type="float">
            <text:p>108,575,000</text:p>
          </table:table-cell>
          <table:table-cell table:style-name="ce15" table:formula="of:=[.K2]*[.$B$7]" office:value-type="float" office:value="75865665.555015" calcext:value-type="float">
            <text:p>75,865,66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office:value-type="float" office:value="51796" calcext:value-type="float">
            <text:p>51,796</text:p>
          </table:table-cell>
          <table:table-cell table:style-name="ce2" office:value-type="float" office:value="53896" calcext:value-type="float">
            <text:p>53,896</text:p>
          </table:table-cell>
          <table:table-cell table:style-name="ce6" office:value-type="float" office:value="52148" calcext:value-type="float">
            <text:p>52,148</text:p>
          </table:table-cell>
          <table:table-cell table:style-name="ce2" office:value-type="float" office:value="54248" calcext:value-type="float">
            <text:p>54,248</text:p>
          </table:table-cell>
          <table:table-cell/>
          <table:table-cell table:style-name="ce11" office:value-type="string" calcext:value-type="string">
            <text:p>SP1CNY3NC4C4961K7QNDHQJK18YJ48XA05WHJ5T96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float" office:value="127478000" calcext:value-type="float">
            <text:p>127,478,000</text:p>
          </table:table-cell>
          <table:table-cell table:style-name="ce15" office:value-type="float" office:value="107978000" calcext:value-type="float">
            <text:p>107,978,000</text:p>
          </table:table-cell>
          <table:table-cell table:style-name="ce15" table:formula="of:=AVERAGE([.I3:.J3])" office:value-type="float" office:value="117728000" calcext:value-type="float">
            <text:p>117,728,000</text:p>
          </table:table-cell>
          <table:table-cell table:style-name="ce15" table:formula="of:=[.K3]*[.$B$7]" office:value-type="float" office:value="82261230.2506176" calcext:value-type="float">
            <text:p>82,261,2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3073102690" calcext:value-type="float">
            <text:p>3,073,102,690</text:p>
          </table:table-cell>
          <table:table-cell table:style-name="ce6" office:value-type="float" office:value="3124848620" calcext:value-type="float">
            <text:p>3,124,848,620</text:p>
          </table:table-cell>
          <table:table-cell table:style-name="ce6" office:value-type="float" office:value="2079297260" calcext:value-type="float">
            <text:p>2,079,297,260</text:p>
          </table:table-cell>
          <table:table-cell table:style-name="ce6" office:value-type="float" office:value="2400090946" calcext:value-type="float">
            <text:p>2,400,090,946</text:p>
          </table:table-cell>
          <table:table-cell/>
          <table:table-cell table:style-name="ce11" office:value-type="string" calcext:value-type="string">
            <text:p>SP2ZH04KV9KQ4FR3P68JRXY2T59832B9DHHV0JHW9</text:p>
          </table:table-cell>
          <table:table-cell table:style-name="ce13" office:value-type="float" office:value="1387" calcext:value-type="float">
            <text:p>1387</text:p>
          </table:table-cell>
          <table:table-cell table:style-name="ce15" office:value-type="float" office:value="101562108" calcext:value-type="float">
            <text:p>101,562,108</text:p>
          </table:table-cell>
          <table:table-cell table:style-name="ce15" office:value-type="float" office:value="100884636" calcext:value-type="float">
            <text:p>100,884,636</text:p>
          </table:table-cell>
          <table:table-cell table:style-name="ce15" table:formula="of:=AVERAGE([.I4:.J4])" office:value-type="float" office:value="101223372" calcext:value-type="float">
            <text:p>101,223,372</text:p>
          </table:table-cell>
          <table:table-cell table:style-name="ce15" table:formula="of:=[.K4]*[.$B$7]" office:value-type="float" office:value="70728791.033874" calcext:value-type="float">
            <text:p>70,728,7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3989050000" calcext:value-type="float">
            <text:p>3,989,050,000</text:p>
          </table:table-cell>
          <table:table-cell table:style-name="ce6" office:value-type="float" office:value="4413350000" calcext:value-type="float">
            <text:p>4,413,350,000</text:p>
          </table:table-cell>
          <table:table-cell table:style-name="ce6" office:value-type="float" office:value="2724700000" calcext:value-type="float">
            <text:p>2,724,700,000</text:p>
          </table:table-cell>
          <table:table-cell table:style-name="ce6" table:formula="of:=[.B13]" office:value-type="float" office:value="3153050000" calcext:value-type="float">
            <text:p>3,153,050,000</text:p>
          </table:table-cell>
          <table:table-cell/>
          <table:table-cell table:style-name="ce11" office:value-type="string" calcext:value-type="string">
            <text:p>SP30ESSHCAHZ51EF69JT7C1YEZPPX56NRBNJ9Z4ZP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17902598" calcext:value-type="float">
            <text:p>117,902,598</text:p>
          </table:table-cell>
          <table:table-cell table:style-name="ce15" office:value-type="float" office:value="87652598" calcext:value-type="float">
            <text:p>87,652,598</text:p>
          </table:table-cell>
          <table:table-cell table:style-name="ce15" table:formula="of:=AVERAGE([.I5:.J5])" office:value-type="float" office:value="102777598" calcext:value-type="float">
            <text:p>102,777,598</text:p>
          </table:table-cell>
          <table:table-cell table:style-name="ce15" table:formula="of:=[.K5]*[.$B$7]" office:value-type="float" office:value="71814790.4804585" calcext:value-type="float">
            <text:p>71,814,79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6830448352" calcext:value-type="float">
            <text:p>0.6830448352</text:p>
          </table:table-cell>
          <table:table-cell table:style-name="ce1" table:formula="of:=[.$E$5]/[.$C$5]" office:value-type="float" office:value="0.7144346132" calcext:value-type="float">
            <text:p>0.71443461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ttom of List</text:p>
          </table:table-cell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6987397242" calcext:value-type="float" table:number-columns-spanned="2" table:number-rows-spanned="1">
            <text:p>0.6987397242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 office:value-type="string" calcext:value-type="string">
            <text:p>SP2YF67GVR3Y49FKPYDSBKX5P2T0D0X6P5FVSA04D</text:p>
          </table:table-cell>
          <table:table-cell table:style-name="ce13" office:value-type="float" office:value="105" calcext:value-type="float">
            <text:p>105</text:p>
          </table:table-cell>
          <table:table-cell table:style-name="ce15" office:value-type="float" office:value="6395000" calcext:value-type="float">
            <text:p>6,395,000</text:p>
          </table:table-cell>
          <table:table-cell table:style-name="ce15" office:value-type="float" office:value="4895000" calcext:value-type="float">
            <text:p>4,895,000</text:p>
          </table:table-cell>
          <table:table-cell table:style-name="ce15" table:formula="of:=AVERAGE([.I7:.J7])" office:value-type="float" office:value="5645000" calcext:value-type="float">
            <text:p>5,645,000</text:p>
          </table:table-cell>
          <table:table-cell table:style-name="ce15" table:formula="of:=[.K7]*[.$B$7]" office:value-type="float" office:value="3944385.743109" calcext:value-type="float">
            <text:p>3,944,38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office:value-type="float" office:value="0.6987" calcext:value-type="float" table:number-columns-spanned="4" table:number-rows-spanned="1">
            <text:p>0.6987</text:p>
          </table:table-cell>
          <table:covered-table-cell table:number-columns-repeated="3"/>
          <table:table-cell/>
          <table:table-cell table:style-name="ce11" office:value-type="string" calcext:value-type="string">
            <text:p>SP9QXM38XZX8744Z9DFWX1EG92ENF0NKPNMF24TH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2" table:style-name="ce15" office:value-type="float" office:value="4625000" calcext:value-type="float">
            <text:p>4,625,000</text:p>
          </table:table-cell>
          <table:table-cell table:style-name="ce15" table:formula="of:=AVERAGE([.I8:.J8])" office:value-type="float" office:value="4625000" calcext:value-type="float">
            <text:p>4,625,000</text:p>
          </table:table-cell>
          <table:table-cell table:style-name="ce15" table:formula="of:=[.K8]*[.$B$7]" office:value-type="float" office:value="3231671.224425" calcext:value-type="float">
            <text:p>3,231,67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P1765EA93JP6W8014EHXGBFA0XW2AYYVY0J1N41Y</text:p>
          </table:table-cell>
          <table:table-cell table:style-name="ce13" office:value-type="float" office:value="1140" calcext:value-type="float">
            <text:p>1140</text:p>
          </table:table-cell>
          <table:table-cell table:number-columns-repeated="2" table:style-name="ce15" office:value-type="float" office:value="4527467" calcext:value-type="float">
            <text:p>4,527,467</text:p>
          </table:table-cell>
          <table:table-cell table:style-name="ce15" table:formula="of:=AVERAGE([.I9:.J9])" office:value-type="float" office:value="4527467" calcext:value-type="float">
            <text:p>4,527,467</text:p>
          </table:table-cell>
          <table:table-cell table:style-name="ce15" table:formula="of:=[.K9]*[.$B$7]" office:value-type="float" office:value="3163521.0429046" calcext:value-type="float">
            <text:p>3,163,52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urrent Block Height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Unminted Coinbase</text:p>
          </table:table-cell>
          <table:table-cell table:number-columns-repeated="3"/>
          <table:table-cell table:style-name="ce11" office:value-type="string" calcext:value-type="string">
            <text:p>SP6K0M8D7MAFQ7RTRH31NDZXXFTA85Y8VGYQTHBR</text:p>
          </table:table-cell>
          <table:table-cell table:style-name="ce13" office:value-type="float" office:value="457" calcext:value-type="float">
            <text:p>457</text:p>
          </table:table-cell>
          <table:table-cell table:number-columns-repeated="2" table:style-name="ce15" office:value-type="float" office:value="4250000" calcext:value-type="float">
            <text:p>4,250,000</text:p>
          </table:table-cell>
          <table:table-cell table:style-name="ce15" table:formula="of:=AVERAGE([.I10:.J10])" office:value-type="float" office:value="4250000" calcext:value-type="float">
            <text:p>4,250,000</text:p>
          </table:table-cell>
          <table:table-cell table:style-name="ce15" table:formula="of:=[.K10]*[.$B$7]" office:value-type="float" office:value="2969643.82785" calcext:value-type="float">
            <text:p>2,969,644</text:p>
          </table:table-cell>
          <table:table-cell table:number-columns-repeated="1012"/>
        </table:table-row>
        <table:table-row table:style-name="ro1">
          <table:table-cell table:style-name="ce6" office:value-type="float" office:value="54088" calcext:value-type="float">
            <text:p>54,088</text:p>
          </table:table-cell>
          <table:table-cell table:style-name="ce6" table:formula="of:=[.E3]-[.A11]" office:value-type="float" office:value="160" calcext:value-type="float">
            <text:p>160</text:p>
          </table:table-cell>
          <table:table-cell table:style-name="ce6" table:formula="of:=[.B11]*100000" office:value-type="float" office:value="16000000" calcext:value-type="float">
            <text:p>16,000,000</text:p>
          </table:table-cell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" office:value-type="string" calcext:value-type="string">
            <text:p>NYC Supply at Current</text:p>
          </table:table-cell>
          <table:table-cell table:style-name="ce5" office:value-type="string" calcext:value-type="string">
            <text:p>NYC + Coinbase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6</text:p>
          </table:table-cell>
          <table:table-cell table:style-name="ce2" office:value-type="string" calcext:value-type="string">
            <text:p>NYC Cycle 7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3137050000" calcext:value-type="float">
            <text:p>3,137,050,000</text:p>
          </table:table-cell>
          <table:table-cell table:style-name="ce6" table:formula="of:=[.A13]+[.C11]" office:value-type="float" office:value="3153050000" calcext:value-type="float">
            <text:p>3,153,050,000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SP114NF02C9SZRF1A5HDGD5KYC9JCFBGF54B6RE04</text:p>
          </table:table-cell>
          <table:table-cell table:style-name="ce13" office:value-type="float" office:value="2246" calcext:value-type="float">
            <text:p>2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9659123" calcext:value-type="float">
            <text:p>229,659,123</text:p>
          </table:table-cell>
          <table:table-cell table:style-name="ce15" table:formula="of:=AVERAGE([.I13:.J13])" office:value-type="float" office:value="114829561.5" calcext:value-type="float">
            <text:p>114,829,562</text:p>
          </table:table-cell>
          <table:table-cell table:style-name="ce15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FJ0MY8M18KZF43E85WJN48SDXYS1EC4BCQW02S</text:p>
          </table:table-cell>
          <table:table-cell table:style-name="ce13" office:value-type="float" office:value="682" calcext:value-type="float">
            <text:p>682</text:p>
          </table:table-cell>
          <table:table-cell table:style-name="ce15" office:value-type="float" office:value="162500000" calcext:value-type="float">
            <text:p>162,500,000</text:p>
          </table:table-cell>
          <table:table-cell table:style-name="ce15" office:value-type="float" office:value="161750000" calcext:value-type="float">
            <text:p>161,750,000</text:p>
          </table:table-cell>
          <table:table-cell table:style-name="ce15" table:formula="of:=AVERAGE([.I14:.J14])" office:value-type="float" office:value="162125000" calcext:value-type="float">
            <text:p>162,125,000</text:p>
          </table:table-cell>
          <table:table-cell table:style-name="ce15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4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Percent</text:p>
          </table:table-cell>
          <table:table-cell table:number-columns-repeated="2"/>
          <table:table-cell table:style-name="ce11" office:value-type="string" calcext:value-type="string">
            <text:p>SP28QC7JRA1ZAV53A6DVN7FN9DC318KCWCRSZDJXS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2" table:style-name="ce15" office:value-type="float" office:value="150500000" calcext:value-type="float">
            <text:p>150,500,000</text:p>
          </table:table-cell>
          <table:table-cell table:style-name="ce15" table:formula="of:=AVERAGE([.I15:.J15])" office:value-type="float" office:value="150500000" calcext:value-type="float">
            <text:p>150,500,000</text:p>
          </table:table-cell>
          <table:table-cell table:style-name="ce15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 office:value-type="string" calcext:value-type="string">
            <text:p>MIA Votes</text:p>
          </table:table-cell>
          <table:table-cell table:style-name="ce9" office:value-type="date" office:date-value="2022-04-08T09:43:46.349" calcext:value-type="date">
            <text:p>4/8/2022 9:43:46</text:p>
          </table:table-cell>
          <table:table-cell table:style-name="ce6" office:value-type="float" office:value="482316472" calcext:value-type="float">
            <text:p>482,316,472</text:p>
          </table:table-cell>
          <table:table-cell table:style-name="ce10" table:formula="of:=[.C16]/AVERAGE([.B4:.C4])" office:value-type="percentage" office:value="0.1556373866" calcext:value-type="percentage">
            <text:p>15.56%</text:p>
          </table:table-cell>
          <table:table-cell table:number-columns-repeated="2"/>
          <table:table-cell table:style-name="ce11" office:value-type="string" calcext:value-type="string">
            <text:p>SP1B5WFJYSC3HQJSBC5988EFH1W4FY1BGXASK9K1K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5" office:value-type="float" office:value="122300000" calcext:value-type="float">
            <text:p>122,300,000</text:p>
          </table:table-cell>
          <table:table-cell table:style-name="ce15" table:formula="of:=AVERAGE([.I16:.J16])" office:value-type="float" office:value="122300000" calcext:value-type="float">
            <text:p>122,300,000</text:p>
          </table:table-cell>
          <table:table-cell table:style-name="ce15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 office:value-type="string" calcext:value-type="string">
            <text:p>NYC Votes</text:p>
          </table:table-cell>
          <table:table-cell table:style-name="ce9" office:value-type="date" office:date-value="2022-04-08T09:43:46.349" calcext:value-type="date">
            <text:p>4/8/2022 9:43:46</text:p>
          </table:table-cell>
          <table:table-cell table:style-name="ce6" office:value-type="float" office:value="627274284" calcext:value-type="float">
            <text:p>627,274,284</text:p>
          </table:table-cell>
          <table:table-cell table:style-name="ce10" table:formula="of:=[.C17]/AVERAGE([.D4:.E4])" office:value-type="percentage" office:value="0.2800714094" calcext:value-type="percentage">
            <text:p>28.01%</text:p>
          </table:table-cell>
          <table:table-cell table:number-columns-repeated="2"/>
          <table:table-cell table:style-name="ce12" office:value-type="string" calcext:value-type="string">
            <text:p>Bottom of List</text:p>
          </table:table-cell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Y9ZF7MCX9S9QYB5ZZ3HMDABSAFS9DSC1C7BYTR</text:p>
          </table:table-cell>
          <table:table-cell table:style-name="ce13" office:value-type="float" office:value="2138" calcext:value-type="float">
            <text:p>2138</text:p>
          </table:table-cell>
          <table:table-cell table:number-columns-repeated="2" table:style-name="ce15" office:value-type="float" office:value="5000000" calcext:value-type="float">
            <text:p>5,000,000</text:p>
          </table:table-cell>
          <table:table-cell table:style-name="ce15" table:formula="of:=AVERAGE([.I18:.J18])" office:value-type="float" office:value="5000000" calcext:value-type="float">
            <text:p>5,000,000</text:p>
          </table:table-cell>
          <table:table-cell table:style-name="ce15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5KVVEHEWZP7G4GYKAGA71K6NQE73ZEHMEWC5VS</text:p>
          </table:table-cell>
          <table:table-cell table:style-name="ce13" office:value-type="float" office:value="1498" calcext:value-type="float">
            <text:p>1498</text:p>
          </table:table-cell>
          <table:table-cell table:style-name="ce15" office:value-type="float" office:value="2109275" calcext:value-type="float">
            <text:p>2,109,275</text:p>
          </table:table-cell>
          <table:table-cell table:style-name="ce15" office:value-type="float" office:value="2235604" calcext:value-type="float">
            <text:p>2,235,604</text:p>
          </table:table-cell>
          <table:table-cell table:style-name="ce15" table:formula="of:=AVERAGE([.I19:.J19])" office:value-type="float" office:value="2172439.5" calcext:value-type="float">
            <text:p>2,172,440</text:p>
          </table:table-cell>
          <table:table-cell table:style-name="ce15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2WX5WJSKYETBGE7E3NMDQTW17K99T4C5ZEJC6F</text:p>
          </table:table-cell>
          <table:table-cell table:style-name="ce13" office:value-type="float" office:value="1416" calcext:value-type="float">
            <text:p>1416</text:p>
          </table:table-cell>
          <table:table-cell table:number-columns-repeated="2" table:style-name="ce15" office:value-type="float" office:value="495000" calcext:value-type="float">
            <text:p>495,000</text:p>
          </table:table-cell>
          <table:table-cell table:style-name="ce15" table:formula="of:=AVERAGE([.I20:.J20])" office:value-type="float" office:value="495000" calcext:value-type="float">
            <text:p>495,000</text:p>
          </table:table-cell>
          <table:table-cell table:style-name="ce15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HQAMJAXB1YYD3ZHBAY4D2F1H2KWVGVQ8NQ8H1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2" table:style-name="ce15" office:value-type="float" office:value="250000" calcext:value-type="float">
            <text:p>250,000</text:p>
          </table:table-cell>
          <table:table-cell table:style-name="ce15" table:formula="of:=AVERAGE([.I21:.J21])" office:value-type="float" office:value="250000" calcext:value-type="float">
            <text:p>250,000</text:p>
          </table:table-cell>
          <table:table-cell table:style-name="ce15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te V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68597" calcext:value-type="float">
            <text:p>68,597</text:p>
          </table:table-cell>
          <table:table-cell table:style-name="ce6" office:value-type="float" office:value="70697" calcext:value-type="float">
            <text:p>70,697</text:p>
          </table:table-cell>
          <table:table-cell table:style-name="ce2" office:value-type="float" office:value="68949" calcext:value-type="float">
            <text:p>68,949</text:p>
          </table:table-cell>
          <table:table-cell table:style-name="ce6" office:value-type="float" office:value="71049" calcext:value-type="float">
            <text:p>71,049</text:p>
          </table:table-cell>
          <table:table-cell/>
          <table:table-cell table:style-name="ce11" office:value-type="string" calcext:value-type="string">
            <text:p>SP2NBQJ2KCEMP0MY1AQZS1X9BX6E9PF3VWSBX0PBR</text:p>
          </table:table-cell>
          <table:table-cell table:style-name="ce13" office:value-type="float" office:value="490" calcext:value-type="float">
            <text:p>490</text:p>
          </table:table-cell>
          <table:table-cell table:number-columns-repeated="2" table:style-name="ce15" office:value-type="float" office:value="108575000" calcext:value-type="float">
            <text:p>108,575,000</text:p>
          </table:table-cell>
          <table:table-cell table:style-name="ce15" table:formula="of:=AVERAGE([.I2:.J2])" office:value-type="float" office:value="108575000" calcext:value-type="float">
            <text:p>108,575,000</text:p>
          </table:table-cell>
          <table:table-cell table:style-name="ce15" table:formula="of:=[.K2]*[.$B$7]" office:value-type="float" office:value="93432953.3164575" calcext:value-type="float">
            <text:p>93,432,95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office:value-type="float" office:value="70696" calcext:value-type="float">
            <text:p>70,696</text:p>
          </table:table-cell>
          <table:table-cell table:style-name="ce2" office:value-type="float" office:value="72796" calcext:value-type="float">
            <text:p>72,796</text:p>
          </table:table-cell>
          <table:table-cell table:style-name="ce6" office:value-type="float" office:value="71048" calcext:value-type="float">
            <text:p>71,048</text:p>
          </table:table-cell>
          <table:table-cell table:style-name="ce2" office:value-type="float" office:value="73149" calcext:value-type="float">
            <text:p>73,149</text:p>
          </table:table-cell>
          <table:table-cell/>
          <table:table-cell table:style-name="ce11" office:value-type="string" calcext:value-type="string">
            <text:p>SP1CNY3NC4C4961K7QNDHQJK18YJ48XA05WHJ5T96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float" office:value="127478000" calcext:value-type="float">
            <text:p>127,478,000</text:p>
          </table:table-cell>
          <table:table-cell table:style-name="ce15" office:value-type="float" office:value="107978000" calcext:value-type="float">
            <text:p>107,978,000</text:p>
          </table:table-cell>
          <table:table-cell table:style-name="ce15" table:formula="of:=AVERAGE([.I3:.J3])" office:value-type="float" office:value="117728000" calcext:value-type="float">
            <text:p>117,728,000</text:p>
          </table:table-cell>
          <table:table-cell table:style-name="ce15" table:formula="of:=[.K3]*[.$B$7]" office:value-type="float" office:value="101309460.999677" calcext:value-type="float">
            <text:p>101,309,46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2469371220" calcext:value-type="float">
            <text:p>2,469,371,220</text:p>
          </table:table-cell>
          <table:table-cell table:style-name="ce6" office:value-type="float" office:value="2593145881" calcext:value-type="float">
            <text:p>2,593,145,881</text:p>
          </table:table-cell>
          <table:table-cell table:style-name="ce6" office:value-type="float" office:value="2079297260" calcext:value-type="float">
            <text:p>2,079,297,260</text:p>
          </table:table-cell>
          <table:table-cell table:style-name="ce6" office:value-type="float" office:value="2400090946" calcext:value-type="float">
            <text:p>2,400,090,946</text:p>
          </table:table-cell>
          <table:table-cell/>
          <table:table-cell table:style-name="ce11" office:value-type="string" calcext:value-type="string">
            <text:p>SP2ZH04KV9KQ4FR3P68JRXY2T59832B9DHHV0JHW9</text:p>
          </table:table-cell>
          <table:table-cell table:style-name="ce13" office:value-type="float" office:value="1387" calcext:value-type="float">
            <text:p>1387</text:p>
          </table:table-cell>
          <table:table-cell table:style-name="ce15" office:value-type="float" office:value="101562108" calcext:value-type="float">
            <text:p>101,562,108</text:p>
          </table:table-cell>
          <table:table-cell table:style-name="ce15" office:value-type="float" office:value="100884636" calcext:value-type="float">
            <text:p>100,884,636</text:p>
          </table:table-cell>
          <table:table-cell table:style-name="ce15" table:formula="of:=AVERAGE([.I4:.J4])" office:value-type="float" office:value="101223372" calcext:value-type="float">
            <text:p>101,223,372</text:p>
          </table:table-cell>
          <table:table-cell table:style-name="ce15" table:formula="of:=[.K4]*[.$B$7]" office:value-type="float" office:value="87106595.3544592" calcext:value-type="float">
            <text:p>87,106,59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411200000" calcext:value-type="float">
            <text:p>5,411,200,000</text:p>
          </table:table-cell>
          <table:table-cell table:style-name="ce6" office:value-type="float" office:value="5516000000" calcext:value-type="float">
            <text:p>5,516,000,000</text:p>
          </table:table-cell>
          <table:table-cell table:style-name="ce6" office:value-type="float" office:value="4598450000" calcext:value-type="float">
            <text:p>4,598,450,000</text:p>
          </table:table-cell>
          <table:table-cell table:style-name="ce6" office:value-type="float" office:value="4805950000" calcext:value-type="float">
            <text:p>4,805,950,000</text:p>
          </table:table-cell>
          <table:table-cell/>
          <table:table-cell table:style-name="ce11" office:value-type="string" calcext:value-type="string">
            <text:p>SP30ESSHCAHZ51EF69JT7C1YEZPPX56NRBNJ9Z4ZP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17902598" calcext:value-type="float">
            <text:p>117,902,598</text:p>
          </table:table-cell>
          <table:table-cell table:style-name="ce15" office:value-type="float" office:value="87652598" calcext:value-type="float">
            <text:p>87,652,598</text:p>
          </table:table-cell>
          <table:table-cell table:style-name="ce15" table:formula="of:=AVERAGE([.I5:.J5])" office:value-type="float" office:value="102777598" calcext:value-type="float">
            <text:p>102,777,598</text:p>
          </table:table-cell>
          <table:table-cell table:style-name="ce15" table:formula="of:=[.K5]*[.$B$7]" office:value-type="float" office:value="88444066.4601578" calcext:value-type="float">
            <text:p>88,444,06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49802262" calcext:value-type="float">
            <text:p>0.849802262</text:p>
          </table:table-cell>
          <table:table-cell table:style-name="ce1" table:formula="of:=[.$E$5]/[.$C$5]" office:value-type="float" office:value="0.8712744743" calcext:value-type="float">
            <text:p>0.87127447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ttom of List</text:p>
          </table:table-cell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605383681" calcext:value-type="float" table:number-columns-spanned="2" table:number-rows-spanned="1">
            <text:p>0.8605383681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 office:value-type="string" calcext:value-type="string">
            <text:p>SP2YF67GVR3Y49FKPYDSBKX5P2T0D0X6P5FVSA04D</text:p>
          </table:table-cell>
          <table:table-cell table:style-name="ce13" office:value-type="float" office:value="105" calcext:value-type="float">
            <text:p>105</text:p>
          </table:table-cell>
          <table:table-cell table:style-name="ce15" office:value-type="float" office:value="6395000" calcext:value-type="float">
            <text:p>6,395,000</text:p>
          </table:table-cell>
          <table:table-cell table:style-name="ce15" office:value-type="float" office:value="4895000" calcext:value-type="float">
            <text:p>4,895,000</text:p>
          </table:table-cell>
          <table:table-cell table:style-name="ce15" table:formula="of:=AVERAGE([.I7:.J7])" office:value-type="float" office:value="5645000" calcext:value-type="float">
            <text:p>5,645,000</text:p>
          </table:table-cell>
          <table:table-cell table:style-name="ce15" table:formula="of:=[.K7]*[.$B$7]" office:value-type="float" office:value="4857739.0879245" calcext:value-type="float">
            <text:p>4,857,73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605" calcext:value-type="float" table:number-columns-spanned="4" table:number-rows-spanned="1">
            <text:p>0.8605</text:p>
          </table:table-cell>
          <table:covered-table-cell table:number-columns-repeated="3"/>
          <table:table-cell/>
          <table:table-cell table:style-name="ce11" office:value-type="string" calcext:value-type="string">
            <text:p>SP9QXM38XZX8744Z9DFWX1EG92ENF0NKPNMF24TH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2" table:style-name="ce15" office:value-type="float" office:value="4625000" calcext:value-type="float">
            <text:p>4,625,000</text:p>
          </table:table-cell>
          <table:table-cell table:style-name="ce15" table:formula="of:=AVERAGE([.I8:.J8])" office:value-type="float" office:value="4625000" calcext:value-type="float">
            <text:p>4,625,000</text:p>
          </table:table-cell>
          <table:table-cell table:style-name="ce15" table:formula="of:=[.K8]*[.$B$7]" office:value-type="float" office:value="3979989.9524625" calcext:value-type="float">
            <text:p>3,979,99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P1765EA93JP6W8014EHXGBFA0XW2AYYVY0J1N41Y</text:p>
          </table:table-cell>
          <table:table-cell table:style-name="ce13" office:value-type="float" office:value="1140" calcext:value-type="float">
            <text:p>1140</text:p>
          </table:table-cell>
          <table:table-cell table:number-columns-repeated="2" table:style-name="ce15" office:value-type="float" office:value="4527467" calcext:value-type="float">
            <text:p>4,527,467</text:p>
          </table:table-cell>
          <table:table-cell table:style-name="ce15" table:formula="of:=AVERAGE([.I9:.J9])" office:value-type="float" office:value="4527467" calcext:value-type="float">
            <text:p>4,527,467</text:p>
          </table:table-cell>
          <table:table-cell table:style-name="ce15" table:formula="of:=[.K9]*[.$B$7]" office:value-type="float" office:value="3896059.0638066" calcext:value-type="float">
            <text:p>3,896,059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 office:value-type="string" calcext:value-type="string">
            <text:p>SP6K0M8D7MAFQ7RTRH31NDZXXFTA85Y8VGYQTHBR</text:p>
          </table:table-cell>
          <table:table-cell table:style-name="ce13" office:value-type="float" office:value="457" calcext:value-type="float">
            <text:p>457</text:p>
          </table:table-cell>
          <table:table-cell table:number-columns-repeated="2" table:style-name="ce15" office:value-type="float" office:value="4250000" calcext:value-type="float">
            <text:p>4,250,000</text:p>
          </table:table-cell>
          <table:table-cell table:style-name="ce15" table:formula="of:=AVERAGE([.I10:.J10])" office:value-type="float" office:value="4250000" calcext:value-type="float">
            <text:p>4,250,000</text:p>
          </table:table-cell>
          <table:table-cell table:style-name="ce15" table:formula="of:=[.K10]*[.$B$7]" office:value-type="float" office:value="3657288.064425" calcext:value-type="float">
            <text:p>3,657,28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 office:value-type="string" calcext:value-type="string">
            <text:p>SP114NF02C9SZRF1A5HDGD5KYC9JCFBGF54B6RE04</text:p>
          </table:table-cell>
          <table:table-cell table:style-name="ce13" office:value-type="float" office:value="2246" calcext:value-type="float">
            <text:p>2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9659123" calcext:value-type="float">
            <text:p>229,659,123</text:p>
          </table:table-cell>
          <table:table-cell table:style-name="ce15" table:formula="of:=AVERAGE([.I13:.J13])" office:value-type="float" office:value="114829561.5" calcext:value-type="float">
            <text:p>114,829,562</text:p>
          </table:table-cell>
          <table:table-cell table:style-name="ce15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FJ0MY8M18KZF43E85WJN48SDXYS1EC4BCQW02S</text:p>
          </table:table-cell>
          <table:table-cell table:style-name="ce13" office:value-type="float" office:value="682" calcext:value-type="float">
            <text:p>682</text:p>
          </table:table-cell>
          <table:table-cell table:style-name="ce15" office:value-type="float" office:value="162500000" calcext:value-type="float">
            <text:p>162,500,000</text:p>
          </table:table-cell>
          <table:table-cell table:style-name="ce15" office:value-type="float" office:value="161750000" calcext:value-type="float">
            <text:p>161,750,000</text:p>
          </table:table-cell>
          <table:table-cell table:style-name="ce15" table:formula="of:=AVERAGE([.I14:.J14])" office:value-type="float" office:value="162125000" calcext:value-type="float">
            <text:p>162,125,000</text:p>
          </table:table-cell>
          <table:table-cell table:style-name="ce15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4"/>
          <table:table-cell table:style-name="ce3" table:number-columns-repeated="3"/>
          <table:table-cell table:number-columns-repeated="2"/>
          <table:table-cell table:style-name="ce11" office:value-type="string" calcext:value-type="string">
            <text:p>SP28QC7JRA1ZAV53A6DVN7FN9DC318KCWCRSZDJXS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2" table:style-name="ce15" office:value-type="float" office:value="150500000" calcext:value-type="float">
            <text:p>150,500,000</text:p>
          </table:table-cell>
          <table:table-cell table:style-name="ce15" table:formula="of:=AVERAGE([.I15:.J15])" office:value-type="float" office:value="150500000" calcext:value-type="float">
            <text:p>150,500,000</text:p>
          </table:table-cell>
          <table:table-cell table:style-name="ce15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1" office:value-type="string" calcext:value-type="string">
            <text:p>SP1B5WFJYSC3HQJSBC5988EFH1W4FY1BGXASK9K1K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5" office:value-type="float" office:value="122300000" calcext:value-type="float">
            <text:p>122,300,000</text:p>
          </table:table-cell>
          <table:table-cell table:style-name="ce15" table:formula="of:=AVERAGE([.I16:.J16])" office:value-type="float" office:value="122300000" calcext:value-type="float">
            <text:p>122,300,000</text:p>
          </table:table-cell>
          <table:table-cell table:style-name="ce15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2" office:value-type="string" calcext:value-type="string">
            <text:p>Bottom of List</text:p>
          </table:table-cell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Y9ZF7MCX9S9QYB5ZZ3HMDABSAFS9DSC1C7BYTR</text:p>
          </table:table-cell>
          <table:table-cell table:style-name="ce13" office:value-type="float" office:value="2138" calcext:value-type="float">
            <text:p>2138</text:p>
          </table:table-cell>
          <table:table-cell table:number-columns-repeated="2" table:style-name="ce15" office:value-type="float" office:value="5000000" calcext:value-type="float">
            <text:p>5,000,000</text:p>
          </table:table-cell>
          <table:table-cell table:style-name="ce15" table:formula="of:=AVERAGE([.I18:.J18])" office:value-type="float" office:value="5000000" calcext:value-type="float">
            <text:p>5,000,000</text:p>
          </table:table-cell>
          <table:table-cell table:style-name="ce15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5KVVEHEWZP7G4GYKAGA71K6NQE73ZEHMEWC5VS</text:p>
          </table:table-cell>
          <table:table-cell table:style-name="ce13" office:value-type="float" office:value="1498" calcext:value-type="float">
            <text:p>1498</text:p>
          </table:table-cell>
          <table:table-cell table:style-name="ce15" office:value-type="float" office:value="2109275" calcext:value-type="float">
            <text:p>2,109,275</text:p>
          </table:table-cell>
          <table:table-cell table:style-name="ce15" office:value-type="float" office:value="2235604" calcext:value-type="float">
            <text:p>2,235,604</text:p>
          </table:table-cell>
          <table:table-cell table:style-name="ce15" table:formula="of:=AVERAGE([.I19:.J19])" office:value-type="float" office:value="2172439.5" calcext:value-type="float">
            <text:p>2,172,440</text:p>
          </table:table-cell>
          <table:table-cell table:style-name="ce15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2WX5WJSKYETBGE7E3NMDQTW17K99T4C5ZEJC6F</text:p>
          </table:table-cell>
          <table:table-cell table:style-name="ce13" office:value-type="float" office:value="1416" calcext:value-type="float">
            <text:p>1416</text:p>
          </table:table-cell>
          <table:table-cell table:number-columns-repeated="2" table:style-name="ce15" office:value-type="float" office:value="495000" calcext:value-type="float">
            <text:p>495,000</text:p>
          </table:table-cell>
          <table:table-cell table:style-name="ce15" table:formula="of:=AVERAGE([.I20:.J20])" office:value-type="float" office:value="495000" calcext:value-type="float">
            <text:p>495,000</text:p>
          </table:table-cell>
          <table:table-cell table:style-name="ce15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HQAMJAXB1YYD3ZHBAY4D2F1H2KWVGVQ8NQ8H1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2" table:style-name="ce15" office:value-type="float" office:value="250000" calcext:value-type="float">
            <text:p>250,000</text:p>
          </table:table-cell>
          <table:table-cell table:style-name="ce15" table:formula="of:=AVERAGE([.I21:.J21])" office:value-type="float" office:value="250000" calcext:value-type="float">
            <text:p>250,000</text:p>
          </table:table-cell>
          <table:table-cell table:style-name="ce15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te V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24</text:p>
          </table:table-cell>
          <table:table-cell table:style-name="ce3" office:value-type="string" calcext:value-type="string">
            <text:p>MIA Cycle 25</text:p>
          </table:table-cell>
          <table:table-cell table:style-name="ce3" office:value-type="string" calcext:value-type="string">
            <text:p>NYC Cycle 18</text:p>
          </table:table-cell>
          <table:table-cell table:style-name="ce3" office:value-type="string" calcext:value-type="string">
            <text:p>NYC Cycle 19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74897" calcext:value-type="float">
            <text:p>74,897</text:p>
          </table:table-cell>
          <table:table-cell table:style-name="ce6" table:formula="of:=[.B2]+2100" office:value-type="float" office:value="76997" calcext:value-type="float">
            <text:p>76,997</text:p>
          </table:table-cell>
          <table:table-cell table:style-name="ce2" office:value-type="float" office:value="75249" calcext:value-type="float">
            <text:p>75,249</text:p>
          </table:table-cell>
          <table:table-cell table:style-name="ce6" table:formula="of:=[.D2]+2100" office:value-type="float" office:value="77349" calcext:value-type="float">
            <text:p>77,349</text:p>
          </table:table-cell>
          <table:table-cell/>
          <table:table-cell table:style-name="ce11" office:value-type="string" calcext:value-type="string">
            <text:p>SP2NBQJ2KCEMP0MY1AQZS1X9BX6E9PF3VWSBX0PBR</text:p>
          </table:table-cell>
          <table:table-cell table:style-name="ce13" office:value-type="float" office:value="490" calcext:value-type="float">
            <text:p>490</text:p>
          </table:table-cell>
          <table:table-cell table:number-columns-repeated="2" table:style-name="ce15" office:value-type="float" office:value="108575000" calcext:value-type="float">
            <text:p>108,575,000</text:p>
          </table:table-cell>
          <table:table-cell table:style-name="ce15" table:formula="of:=AVERAGE([.I2:.J2])" office:value-type="float" office:value="108575000" calcext:value-type="float">
            <text:p>108,575,000</text:p>
          </table:table-cell>
          <table:table-cell table:style-name="ce15" table:formula="of:=[.K2]*[.$B$7]" office:value-type="float" office:value="94619869.27789" calcext:value-type="float">
            <text:p>94,619,86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76996" calcext:value-type="float">
            <text:p>76,996</text:p>
          </table:table-cell>
          <table:table-cell table:style-name="ce2" table:formula="of:=[.C2]+2100-1" office:value-type="float" office:value="79096" calcext:value-type="float">
            <text:p>79,096</text:p>
          </table:table-cell>
          <table:table-cell table:style-name="ce6" table:formula="of:=[.D2]+2100-1" office:value-type="float" office:value="77348" calcext:value-type="float">
            <text:p>77,348</text:p>
          </table:table-cell>
          <table:table-cell table:style-name="ce2" table:formula="of:=[.E2]+2100-1" office:value-type="float" office:value="79448" calcext:value-type="float">
            <text:p>79,448</text:p>
          </table:table-cell>
          <table:table-cell/>
          <table:table-cell table:style-name="ce11" office:value-type="string" calcext:value-type="string">
            <text:p>SP1CNY3NC4C4961K7QNDHQJK18YJ48XA05WHJ5T96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float" office:value="127478000" calcext:value-type="float">
            <text:p>127,478,000</text:p>
          </table:table-cell>
          <table:table-cell table:style-name="ce15" office:value-type="float" office:value="107978000" calcext:value-type="float">
            <text:p>107,978,000</text:p>
          </table:table-cell>
          <table:table-cell table:style-name="ce15" table:formula="of:=AVERAGE([.I3:.J3])" office:value-type="float" office:value="117728000" calcext:value-type="float">
            <text:p>117,728,000</text:p>
          </table:table-cell>
          <table:table-cell table:style-name="ce15" table:formula="of:=[.K3]*[.$B$7]" office:value-type="float" office:value="102596435.370458" calcext:value-type="float">
            <text:p>102,596,43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3127549212.85236" calcext:value-type="float">
            <text:p>3,127,549,213</text:p>
          </table:table-cell>
          <table:table-cell table:style-name="ce6" office:value-type="float" office:value="3302956215.80093" calcext:value-type="float">
            <text:p>3,302,956,216</text:p>
          </table:table-cell>
          <table:table-cell table:style-name="ce6" office:value-type="float" office:value="3410735397.42293" calcext:value-type="float">
            <text:p>3,410,735,397</text:p>
          </table:table-cell>
          <table:table-cell table:style-name="ce6" office:value-type="float" office:value="3715280023.98742" calcext:value-type="float">
            <text:p>3,715,280,024</text:p>
          </table:table-cell>
          <table:table-cell/>
          <table:table-cell table:style-name="ce11" office:value-type="string" calcext:value-type="string">
            <text:p>SP2ZH04KV9KQ4FR3P68JRXY2T59832B9DHHV0JHW9</text:p>
          </table:table-cell>
          <table:table-cell table:style-name="ce13" office:value-type="float" office:value="1387" calcext:value-type="float">
            <text:p>1387</text:p>
          </table:table-cell>
          <table:table-cell table:style-name="ce15" office:value-type="float" office:value="101562108" calcext:value-type="float">
            <text:p>101,562,108</text:p>
          </table:table-cell>
          <table:table-cell table:style-name="ce15" office:value-type="float" office:value="100884636" calcext:value-type="float">
            <text:p>100,884,636</text:p>
          </table:table-cell>
          <table:table-cell table:style-name="ce15" table:formula="of:=AVERAGE([.I4:.J4])" office:value-type="float" office:value="101223372" calcext:value-type="float">
            <text:p>101,223,372</text:p>
          </table:table-cell>
          <table:table-cell table:style-name="ce15" table:formula="of:=[.K4]*[.$B$7]" office:value-type="float" office:value="88213145.0748997" calcext:value-type="float">
            <text:p>88,213,14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411171255" calcext:value-type="float">
            <text:p>5,411,171,255</text:p>
          </table:table-cell>
          <table:table-cell table:style-name="ce6" office:value-type="float" office:value="5540437623" calcext:value-type="float">
            <text:p>5,540,437,623</text:p>
          </table:table-cell>
          <table:table-cell table:style-name="ce6" office:value-type="float" office:value="4716915525.99999" calcext:value-type="float">
            <text:p>4,716,915,526</text:p>
          </table:table-cell>
          <table:table-cell table:style-name="ce6" office:value-type="float" office:value="4827054821.99999" calcext:value-type="float">
            <text:p>4,827,054,822</text:p>
          </table:table-cell>
          <table:table-cell/>
          <table:table-cell table:style-name="ce11" office:value-type="string" calcext:value-type="string">
            <text:p>SP30ESSHCAHZ51EF69JT7C1YEZPPX56NRBNJ9Z4ZP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17902598" calcext:value-type="float">
            <text:p>117,902,598</text:p>
          </table:table-cell>
          <table:table-cell table:style-name="ce15" office:value-type="float" office:value="87652598" calcext:value-type="float">
            <text:p>87,652,598</text:p>
          </table:table-cell>
          <table:table-cell table:style-name="ce15" table:formula="of:=AVERAGE([.I5:.J5])" office:value-type="float" office:value="102777598" calcext:value-type="float">
            <text:p>102,777,598</text:p>
          </table:table-cell>
          <table:table-cell table:style-name="ce15" table:formula="of:=[.K5]*[.$B$7]" office:value-type="float" office:value="89567606.6079257" calcext:value-type="float">
            <text:p>89,567,60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716995459" calcext:value-type="float">
            <text:p>0.8716995459</text:p>
          </table:table-cell>
          <table:table-cell table:style-name="ce1" table:formula="of:=[.$E$5]/[.$C$5]" office:value-type="float" office:value="0.8712407125" calcext:value-type="float">
            <text:p>0.87124071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ttom of List</text:p>
          </table:table-cell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714701292" calcext:value-type="float" table:number-columns-spanned="2" table:number-rows-spanned="1">
            <text:p>0.8714701292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 office:value-type="string" calcext:value-type="string">
            <text:p>SP2YF67GVR3Y49FKPYDSBKX5P2T0D0X6P5FVSA04D</text:p>
          </table:table-cell>
          <table:table-cell table:style-name="ce13" office:value-type="float" office:value="105" calcext:value-type="float">
            <text:p>105</text:p>
          </table:table-cell>
          <table:table-cell table:style-name="ce15" office:value-type="float" office:value="6395000" calcext:value-type="float">
            <text:p>6,395,000</text:p>
          </table:table-cell>
          <table:table-cell table:style-name="ce15" office:value-type="float" office:value="4895000" calcext:value-type="float">
            <text:p>4,895,000</text:p>
          </table:table-cell>
          <table:table-cell table:style-name="ce15" table:formula="of:=AVERAGE([.I7:.J7])" office:value-type="float" office:value="5645000" calcext:value-type="float">
            <text:p>5,645,000</text:p>
          </table:table-cell>
          <table:table-cell table:style-name="ce15" table:formula="of:=[.K7]*[.$B$7]" office:value-type="float" office:value="4919448.879334" calcext:value-type="float">
            <text:p>4,919,44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715" calcext:value-type="float" table:number-columns-spanned="4" table:number-rows-spanned="1">
            <text:p>0.8715</text:p>
          </table:table-cell>
          <table:covered-table-cell table:number-columns-repeated="3"/>
          <table:table-cell/>
          <table:table-cell table:style-name="ce11" office:value-type="string" calcext:value-type="string">
            <text:p>SP9QXM38XZX8744Z9DFWX1EG92ENF0NKPNMF24TH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2" table:style-name="ce15" office:value-type="float" office:value="4625000" calcext:value-type="float">
            <text:p>4,625,000</text:p>
          </table:table-cell>
          <table:table-cell table:style-name="ce15" table:formula="of:=AVERAGE([.I8:.J8])" office:value-type="float" office:value="4625000" calcext:value-type="float">
            <text:p>4,625,000</text:p>
          </table:table-cell>
          <table:table-cell table:style-name="ce15" table:formula="of:=[.K8]*[.$B$7]" office:value-type="float" office:value="4030549.34755" calcext:value-type="float">
            <text:p>4,030,54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P1765EA93JP6W8014EHXGBFA0XW2AYYVY0J1N41Y</text:p>
          </table:table-cell>
          <table:table-cell table:style-name="ce13" office:value-type="float" office:value="1140" calcext:value-type="float">
            <text:p>1140</text:p>
          </table:table-cell>
          <table:table-cell table:number-columns-repeated="2" table:style-name="ce15" office:value-type="float" office:value="4527467" calcext:value-type="float">
            <text:p>4,527,467</text:p>
          </table:table-cell>
          <table:table-cell table:style-name="ce15" table:formula="of:=AVERAGE([.I9:.J9])" office:value-type="float" office:value="4527467" calcext:value-type="float">
            <text:p>4,527,467</text:p>
          </table:table-cell>
          <table:table-cell table:style-name="ce15" table:formula="of:=[.K9]*[.$B$7]" office:value-type="float" office:value="3945552.25143874" calcext:value-type="float">
            <text:p>3,945,552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 office:value-type="string" calcext:value-type="string">
            <text:p>SP6K0M8D7MAFQ7RTRH31NDZXXFTA85Y8VGYQTHBR</text:p>
          </table:table-cell>
          <table:table-cell table:style-name="ce13" office:value-type="float" office:value="457" calcext:value-type="float">
            <text:p>457</text:p>
          </table:table-cell>
          <table:table-cell table:number-columns-repeated="2" table:style-name="ce15" office:value-type="float" office:value="4250000" calcext:value-type="float">
            <text:p>4,250,000</text:p>
          </table:table-cell>
          <table:table-cell table:style-name="ce15" table:formula="of:=AVERAGE([.I10:.J10])" office:value-type="float" office:value="4250000" calcext:value-type="float">
            <text:p>4,250,000</text:p>
          </table:table-cell>
          <table:table-cell table:style-name="ce15" table:formula="of:=[.K10]*[.$B$7]" office:value-type="float" office:value="3703748.0491" calcext:value-type="float">
            <text:p>3,703,74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 office:value-type="string" calcext:value-type="string">
            <text:p>SP114NF02C9SZRF1A5HDGD5KYC9JCFBGF54B6RE04</text:p>
          </table:table-cell>
          <table:table-cell table:style-name="ce13" office:value-type="float" office:value="2246" calcext:value-type="float">
            <text:p>2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9659123" calcext:value-type="float">
            <text:p>229,659,123</text:p>
          </table:table-cell>
          <table:table-cell table:style-name="ce15" table:formula="of:=AVERAGE([.I13:.J13])" office:value-type="float" office:value="114829561.5" calcext:value-type="float">
            <text:p>114,829,562</text:p>
          </table:table-cell>
          <table:table-cell table:style-name="ce15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FJ0MY8M18KZF43E85WJN48SDXYS1EC4BCQW02S</text:p>
          </table:table-cell>
          <table:table-cell table:style-name="ce13" office:value-type="float" office:value="682" calcext:value-type="float">
            <text:p>682</text:p>
          </table:table-cell>
          <table:table-cell table:style-name="ce15" office:value-type="float" office:value="162500000" calcext:value-type="float">
            <text:p>162,500,000</text:p>
          </table:table-cell>
          <table:table-cell table:style-name="ce15" office:value-type="float" office:value="161750000" calcext:value-type="float">
            <text:p>161,750,000</text:p>
          </table:table-cell>
          <table:table-cell table:style-name="ce15" table:formula="of:=AVERAGE([.I14:.J14])" office:value-type="float" office:value="162125000" calcext:value-type="float">
            <text:p>162,125,000</text:p>
          </table:table-cell>
          <table:table-cell table:style-name="ce15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4"/>
          <table:table-cell table:style-name="ce3" table:number-columns-repeated="3"/>
          <table:table-cell table:number-columns-repeated="2"/>
          <table:table-cell table:style-name="ce11" office:value-type="string" calcext:value-type="string">
            <text:p>SP28QC7JRA1ZAV53A6DVN7FN9DC318KCWCRSZDJXS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2" table:style-name="ce15" office:value-type="float" office:value="150500000" calcext:value-type="float">
            <text:p>150,500,000</text:p>
          </table:table-cell>
          <table:table-cell table:style-name="ce15" table:formula="of:=AVERAGE([.I15:.J15])" office:value-type="float" office:value="150500000" calcext:value-type="float">
            <text:p>150,500,000</text:p>
          </table:table-cell>
          <table:table-cell table:style-name="ce15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1" office:value-type="string" calcext:value-type="string">
            <text:p>SP1B5WFJYSC3HQJSBC5988EFH1W4FY1BGXASK9K1K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5" office:value-type="float" office:value="122300000" calcext:value-type="float">
            <text:p>122,300,000</text:p>
          </table:table-cell>
          <table:table-cell table:style-name="ce15" table:formula="of:=AVERAGE([.I16:.J16])" office:value-type="float" office:value="122300000" calcext:value-type="float">
            <text:p>122,300,000</text:p>
          </table:table-cell>
          <table:table-cell table:style-name="ce15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2" office:value-type="string" calcext:value-type="string">
            <text:p>Bottom of List</text:p>
          </table:table-cell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Y9ZF7MCX9S9QYB5ZZ3HMDABSAFS9DSC1C7BYTR</text:p>
          </table:table-cell>
          <table:table-cell table:style-name="ce13" office:value-type="float" office:value="2138" calcext:value-type="float">
            <text:p>2138</text:p>
          </table:table-cell>
          <table:table-cell table:number-columns-repeated="2" table:style-name="ce15" office:value-type="float" office:value="5000000" calcext:value-type="float">
            <text:p>5,000,000</text:p>
          </table:table-cell>
          <table:table-cell table:style-name="ce15" table:formula="of:=AVERAGE([.I18:.J18])" office:value-type="float" office:value="5000000" calcext:value-type="float">
            <text:p>5,000,000</text:p>
          </table:table-cell>
          <table:table-cell table:style-name="ce15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5KVVEHEWZP7G4GYKAGA71K6NQE73ZEHMEWC5VS</text:p>
          </table:table-cell>
          <table:table-cell table:style-name="ce13" office:value-type="float" office:value="1498" calcext:value-type="float">
            <text:p>1498</text:p>
          </table:table-cell>
          <table:table-cell table:style-name="ce15" office:value-type="float" office:value="2109275" calcext:value-type="float">
            <text:p>2,109,275</text:p>
          </table:table-cell>
          <table:table-cell table:style-name="ce15" office:value-type="float" office:value="2235604" calcext:value-type="float">
            <text:p>2,235,604</text:p>
          </table:table-cell>
          <table:table-cell table:style-name="ce15" table:formula="of:=AVERAGE([.I19:.J19])" office:value-type="float" office:value="2172439.5" calcext:value-type="float">
            <text:p>2,172,440</text:p>
          </table:table-cell>
          <table:table-cell table:style-name="ce15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12WX5WJSKYETBGE7E3NMDQTW17K99T4C5ZEJC6F</text:p>
          </table:table-cell>
          <table:table-cell table:style-name="ce13" office:value-type="float" office:value="1416" calcext:value-type="float">
            <text:p>1416</text:p>
          </table:table-cell>
          <table:table-cell table:number-columns-repeated="2" table:style-name="ce15" office:value-type="float" office:value="495000" calcext:value-type="float">
            <text:p>495,000</text:p>
          </table:table-cell>
          <table:table-cell table:style-name="ce15" table:formula="of:=AVERAGE([.I20:.J20])" office:value-type="float" office:value="495000" calcext:value-type="float">
            <text:p>495,000</text:p>
          </table:table-cell>
          <table:table-cell table:style-name="ce15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>
            <text:p>SPHQAMJAXB1YYD3ZHBAY4D2F1H2KWVGVQ8NQ8H1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2" table:style-name="ce15" office:value-type="float" office:value="250000" calcext:value-type="float">
            <text:p>250,000</text:p>
          </table:table-cell>
          <table:table-cell table:style-name="ce15" table:formula="of:=AVERAGE([.I21:.J21])" office:value-type="float" office:value="250000" calcext:value-type="float">
            <text:p>250,000</text:p>
          </table:table-cell>
          <table:table-cell table:style-name="ce15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IP014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54</text:p>
          </table:table-cell>
          <table:table-cell table:style-name="ce3" office:value-type="string" calcext:value-type="string">
            <text:p>MIA Cycle 55</text:p>
          </table:table-cell>
          <table:table-cell table:style-name="ce3" office:value-type="string" calcext:value-type="string">
            <text:p>NYC Cycle 54</text:p>
          </table:table-cell>
          <table:table-cell table:style-name="ce3" office:value-type="string" calcext:value-type="string">
            <text:p>NYC Cycle 55</text:p>
          </table:table-cell>
          <table:table-cell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779450" calcext:value-type="float">
            <text:p>779,450</text:p>
          </table:table-cell>
          <table:table-cell table:style-name="ce6" table:formula="of:=[.B2]+2100" office:value-type="float" office:value="781550" calcext:value-type="float">
            <text:p>781,550</text:p>
          </table:table-cell>
          <table:table-cell table:style-name="ce2" office:value-type="float" office:value="779450" calcext:value-type="float">
            <text:p>779,450</text:p>
          </table:table-cell>
          <table:table-cell table:style-name="ce6" table:formula="of:=[.D2]+2100" office:value-type="float" office:value="781550" calcext:value-type="float">
            <text:p>781,55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781549" calcext:value-type="float">
            <text:p>781,549</text:p>
          </table:table-cell>
          <table:table-cell table:style-name="ce2" table:formula="of:=[.C2]+2100-1" office:value-type="float" office:value="783649" calcext:value-type="float">
            <text:p>783,649</text:p>
          </table:table-cell>
          <table:table-cell table:style-name="ce6" table:formula="of:=[.D2]+2100-1" office:value-type="float" office:value="781549" calcext:value-type="float">
            <text:p>781,549</text:p>
          </table:table-cell>
          <table:table-cell table:style-name="ce2" table:formula="of:=[.E2]+2100-1" office:value-type="float" office:value="783649" calcext:value-type="float">
            <text:p>783,649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1598112008" calcext:value-type="float">
            <text:p>1,598,112,008</text:p>
          </table:table-cell>
          <table:table-cell table:style-name="ce6" office:value-type="float" office:value="1814064968.14127" calcext:value-type="float">
            <text:p>1,814,064,968</text:p>
          </table:table-cell>
          <table:table-cell table:style-name="ce6" office:value-type="float" office:value="2206065698" calcext:value-type="float">
            <text:p>2,206,065,698</text:p>
          </table:table-cell>
          <table:table-cell table:style-name="ce6" office:value-type="float" office:value="2556780001.97149" calcext:value-type="float">
            <text:p>2,556,780,002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594865880" calcext:value-type="float">
            <text:p>5,594,865,880</text:p>
          </table:table-cell>
          <table:table-cell table:style-name="ce6" office:value-type="float" office:value="5604109886" calcext:value-type="float">
            <text:p>5,604,109,886</text:p>
          </table:table-cell>
          <table:table-cell table:style-name="ce6" office:value-type="float" office:value="4895826677.99999" calcext:value-type="float">
            <text:p>4,895,826,678</text:p>
          </table:table-cell>
          <table:table-cell table:style-name="ce6" office:value-type="float" office:value="4913934856.99999" calcext:value-type="float">
            <text:p>4,913,934,857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750570225" calcext:value-type="float">
            <text:p>0.8750570225</text:p>
          </table:table-cell>
          <table:table-cell table:style-name="ce1" table:formula="of:=[.$E$5]/[.$C$5]" office:value-type="float" office:value="0.8768448437" calcext:value-type="float">
            <text:p>0.87684484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759509331" calcext:value-type="float" table:number-columns-spanned="2" table:number-rows-spanned="1">
            <text:p>0.8759509331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76" calcext:value-type="float" table:number-columns-spanned="4" table:number-rows-spanned="1">
            <text:p>0.876</text:p>
          </table:table-cell>
          <table:covered-table-cell table:number-columns-repeated="3"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/>
          <table:table-cell table:style-name="ce3" table:number-columns-repeated="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" table:number-columns-repeated="2"/>
          <table:table-cell table:number-columns-repeated="2"/>
          <table:table-cell table:style-name="ce11"/>
          <table:table-cell table:style-name="ce14"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779450" calcext:value-type="float">
            <text:p>779,450</text:p>
          </table:table-cell>
          <table:table-cell table:style-name="ce6" office:value-type="float" office:value="97453" calcext:value-type="float">
            <text:p>97,453</text:p>
          </table:table-cell>
          <table:table-cell table:style-name="ce6"/>
          <table:table-cell table:style-name="ce10"/>
          <table:table-cell table:number-columns-repeated="2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table:formula="of:=[.A15]+2100-1" office:value-type="float" office:value="781549" calcext:value-type="float">
            <text:p>781,549</text:p>
          </table:table-cell>
          <table:table-cell table:style-name="ce6" office:value-type="float" office:value="99111" calcext:value-type="float">
            <text:p>99,111</text:p>
          </table:table-cell>
          <table:table-cell table:style-name="ce6"/>
          <table:table-cell table:style-name="ce10"/>
          <table:table-cell table:number-columns-repeated="2"/>
          <table:table-cell table:style-name="ce12"/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781550" calcext:value-type="float">
            <text:p>781,550</text:p>
          </table:table-cell>
          <table:table-cell table:style-name="ce6" office:value-type="float" office:value="99112" calcext:value-type="float">
            <text:p>99,112</text:p>
          </table:table-cell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783649" calcext:value-type="float">
            <text:p>783,649</text:p>
          </table:table-cell>
          <table:table-cell table:style-name="ce6" office:value-type="float" office:value="100670" calcext:value-type="float">
            <text:p>100,670</text:p>
          </table:table-cell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IP017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64</text:p>
          </table:table-cell>
          <table:table-cell table:style-name="ce3" office:value-type="string" calcext:value-type="string">
            <text:p>MIA Cycle 65</text:p>
          </table:table-cell>
          <table:table-cell table:style-name="ce3" office:value-type="string" calcext:value-type="string">
            <text:p>NYC Cycle 64</text:p>
          </table:table-cell>
          <table:table-cell table:style-name="ce3" office:value-type="string" calcext:value-type="string">
            <text:p>NYC Cycle 65</text:p>
          </table:table-cell>
          <table:table-cell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18" office:value-type="float" office:value="800450" calcext:value-type="float">
            <text:p>800,450</text:p>
          </table:table-cell>
          <table:table-cell table:style-name="ce6" table:formula="of:=[.B2]+2100" office:value-type="float" office:value="802550" calcext:value-type="float">
            <text:p>802,550</text:p>
          </table:table-cell>
          <table:table-cell table:style-name="ce18" office:value-type="float" office:value="800450" calcext:value-type="float">
            <text:p>800,450</text:p>
          </table:table-cell>
          <table:table-cell table:style-name="ce6" table:formula="of:=[.D2]+2100" office:value-type="float" office:value="802550" calcext:value-type="float">
            <text:p>802,55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802549" calcext:value-type="float">
            <text:p>802,549</text:p>
          </table:table-cell>
          <table:table-cell table:style-name="ce2" table:formula="of:=[.C2]+2100-1" office:value-type="float" office:value="804649" calcext:value-type="float">
            <text:p>804,649</text:p>
          </table:table-cell>
          <table:table-cell table:style-name="ce6" table:formula="of:=[.D2]+2100-1" office:value-type="float" office:value="802549" calcext:value-type="float">
            <text:p>802,549</text:p>
          </table:table-cell>
          <table:table-cell table:style-name="ce2" table:formula="of:=[.E2]+2100-1" office:value-type="float" office:value="804649" calcext:value-type="float">
            <text:p>804,649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19" office:value-type="float" office:value="2437154668.33146" calcext:value-type="float">
            <text:p>2,437,154,668</text:p>
          </table:table-cell>
          <table:table-cell table:style-name="ce20" office:value-type="float" office:value="2437154668.33146" calcext:value-type="float">
            <text:p>2,437,154,668</text:p>
          </table:table-cell>
          <table:table-cell table:style-name="ce21" office:value-type="float" office:value="2803012570.1826" calcext:value-type="float">
            <text:p>2,803,012,570</text:p>
          </table:table-cell>
          <table:table-cell table:style-name="ce22" office:value-type="float" office:value="3033564600.1826" calcext:value-type="float">
            <text:p>3,033,564,60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626326789" calcext:value-type="float">
            <text:p>5,626,326,789</text:p>
          </table:table-cell>
          <table:table-cell table:style-name="ce6" office:value-type="float" office:value="5634280142" calcext:value-type="float">
            <text:p>5,634,280,142</text:p>
          </table:table-cell>
          <table:table-cell table:style-name="ce6" office:value-type="float" office:value="4964005857.99999" calcext:value-type="float">
            <text:p>4,964,005,858</text:p>
          </table:table-cell>
          <table:table-cell table:style-name="ce6" office:value-type="float" office:value="4971118977.99999" calcext:value-type="float">
            <text:p>4,971,118,978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822818233" calcext:value-type="float">
            <text:p>0.8822818233</text:p>
          </table:table-cell>
          <table:table-cell table:style-name="ce1" table:formula="of:=[.$E$5]/[.$C$5]" office:value-type="float" office:value="0.8822988656" calcext:value-type="float">
            <text:p>0.88229886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822903445" calcext:value-type="float" table:number-columns-spanned="2" table:number-rows-spanned="1">
            <text:p>0.8822903445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823" calcext:value-type="float" table:number-columns-spanned="4" table:number-rows-spanned="1">
            <text:p>0.8823</text:p>
          </table:table-cell>
          <table:covered-table-cell table:number-columns-repeated="3"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/>
          <table:table-cell table:style-name="ce3" table:number-columns-repeated="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" table:number-columns-repeated="2"/>
          <table:table-cell table:number-columns-repeated="2"/>
          <table:table-cell table:style-name="ce11"/>
          <table:table-cell table:style-name="ce14"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800450" calcext:value-type="float">
            <text:p>800,450</text:p>
          </table:table-cell>
          <table:table-cell table:style-name="ce6" office:value-type="float" office:value="114689" calcext:value-type="float">
            <text:p>114,689</text:p>
          </table:table-cell>
          <table:table-cell table:style-name="ce6"/>
          <table:table-cell table:style-name="ce10"/>
          <table:table-cell table:number-columns-repeated="2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804649" calcext:value-type="float">
            <text:p>804,649</text:p>
          </table:table-cell>
          <table:table-cell table:style-name="ce6" office:value-type="float" office:value="118282" calcext:value-type="float">
            <text:p>118,282</text:p>
          </table:table-cell>
          <table:table-cell table:style-name="ce6"/>
          <table:table-cell table:style-name="ce10"/>
          <table:table-cell table:number-columns-repeated="2"/>
          <table:table-cell table:style-name="ce12"/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table:number-columns-repeated="2"/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table:number-columns-repeated="2"/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IP02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80</text:p>
          </table:table-cell>
          <table:table-cell table:style-name="ce3" office:value-type="string" calcext:value-type="string">
            <text:p>MIA Cycle 81</text:p>
          </table:table-cell>
          <table:table-cell table:style-name="ce3" office:value-type="string" calcext:value-type="string">
            <text:p>NYC Cycle 80</text:p>
          </table:table-cell>
          <table:table-cell table:style-name="ce3" office:value-type="string" calcext:value-type="string">
            <text:p>NYC Cycle 81</text:p>
          </table:table-cell>
          <table:table-cell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3" office:value-type="float" office:value="834050" calcext:value-type="float">
            <text:p>834,050</text:p>
          </table:table-cell>
          <table:table-cell table:style-name="ce6" table:formula="of:=[.B2]+2100" office:value-type="float" office:value="836150" calcext:value-type="float">
            <text:p>836,150</text:p>
          </table:table-cell>
          <table:table-cell table:style-name="ce23" office:value-type="float" office:value="834050" calcext:value-type="float">
            <text:p>834,050</text:p>
          </table:table-cell>
          <table:table-cell table:style-name="ce6" table:formula="of:=[.D2]+2100" office:value-type="float" office:value="836150" calcext:value-type="float">
            <text:p>836,15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836149" calcext:value-type="float">
            <text:p>836,149</text:p>
          </table:table-cell>
          <table:table-cell table:style-name="ce2" table:formula="of:=[.C2]+2100-1" office:value-type="float" office:value="838249" calcext:value-type="float">
            <text:p>838,249</text:p>
          </table:table-cell>
          <table:table-cell table:style-name="ce6" table:formula="of:=[.D2]+2100-1" office:value-type="float" office:value="836149" calcext:value-type="float">
            <text:p>836,149</text:p>
          </table:table-cell>
          <table:table-cell table:style-name="ce2" table:formula="of:=[.E2]+2100-1" office:value-type="float" office:value="838249" calcext:value-type="float">
            <text:p>838,249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24" office:value-type="float" office:value="2680077506.33146" calcext:value-type="float">
            <text:p>2,680,077,506</text:p>
          </table:table-cell>
          <table:table-cell table:style-name="ce25" office:value-type="float" office:value="2705718163.13733" calcext:value-type="float">
            <text:p>2,705,718,163</text:p>
          </table:table-cell>
          <table:table-cell table:style-name="ce26" office:value-type="float" office:value="3150665164.84149" calcext:value-type="float">
            <text:p>3,150,665,165</text:p>
          </table:table-cell>
          <table:table-cell table:style-name="ce27" office:value-type="float" office:value="3316887116.31006" calcext:value-type="float">
            <text:p>3,316,887,116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689421422" calcext:value-type="float">
            <text:p>5,689,421,422</text:p>
          </table:table-cell>
          <table:table-cell table:style-name="ce6" office:value-type="float" office:value="5700345349" calcext:value-type="float">
            <text:p>5,700,345,349</text:p>
          </table:table-cell>
          <table:table-cell table:style-name="ce6" office:value-type="float" office:value="5063516403.99999" calcext:value-type="float">
            <text:p>5,063,516,404</text:p>
          </table:table-cell>
          <table:table-cell table:style-name="ce6" office:value-type="float" office:value="5091309522.99999" calcext:value-type="float">
            <text:p>5,091,309,523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899879317" calcext:value-type="float">
            <text:p>0.8899879317</text:p>
          </table:table-cell>
          <table:table-cell table:style-name="ce1" table:formula="of:=[.$E$5]/[.$C$5]" office:value-type="float" office:value="0.8931580828" calcext:value-type="float">
            <text:p>0.89315808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16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915730072" calcext:value-type="float" table:number-columns-spanned="2" table:number-rows-spanned="1">
            <text:p>0.8915730072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916" calcext:value-type="float" table:number-columns-spanned="4" table:number-rows-spanned="1">
            <text:p>0.8916</text:p>
          </table:table-cell>
          <table:covered-table-cell table:number-columns-repeated="3"/>
          <table:table-cell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100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/>
          <table:table-cell table:style-name="ce3" table:number-columns-repeated="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" table:number-columns-repeated="2"/>
          <table:table-cell table:number-columns-repeated="2"/>
          <table:table-cell table:style-name="ce11"/>
          <table:table-cell table:style-name="ce14"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834050" calcext:value-type="float">
            <text:p>834,050</text:p>
          </table:table-cell>
          <table:table-cell table:style-name="ce6" office:value-type="float" office:value="142301" calcext:value-type="float">
            <text:p>142,301</text:p>
          </table:table-cell>
          <table:table-cell table:style-name="ce6"/>
          <table:table-cell table:style-name="ce10"/>
          <table:table-cell table:number-columns-repeated="2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836150" calcext:value-type="float">
            <text:p>836,150</text:p>
          </table:table-cell>
          <table:table-cell table:style-name="ce6" office:value-type="float" office:value="143989" calcext:value-type="float">
            <text:p>143,989</text:p>
          </table:table-cell>
          <table:table-cell table:style-name="ce6"/>
          <table:table-cell table:style-name="ce10"/>
          <table:table-cell table:number-columns-repeated="2"/>
          <table:table-cell table:style-name="ce12"/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table:number-columns-repeated="2"/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>
          <table:table-cell table:style-name="ce6" table:number-columns-repeated="2"/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20" style:display-name="PageStyle_CCIP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89" meta:object-count="0"/>
    <meta:generator>LibreOfficeDev/6.0.5.2$Linux_X86_64 LibreOffice_project/</meta:generator>
  </office:meta>
</office:document-meta>
</file>